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5.73mm"/>
    </style:style>
    <style:style style:name="co3" style:family="table-column">
      <style:table-column-properties fo:break-before="auto" style:column-width="102.57mm"/>
    </style:style>
    <style:style style:name="co4" style:family="table-column">
      <style:table-column-properties fo:break-before="auto" style:column-width="61.72mm"/>
    </style:style>
    <style:style style:name="co5" style:family="table-column">
      <style:table-column-properties fo:break-before="auto" style:column-width="46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7.88mm" fo:break-before="auto" style:use-optimal-row-height="true"/>
    </style:style>
    <style:style style:name="ro5" style:family="table-row">
      <style:table-row-properties style:row-height="7.09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1" style:font-size-asian="12pt" style:language-asian="ar" style:country-asian="DZ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ar" style:country-asian="SA" style:font-style-asian="normal" style:font-weight-asian="normal" style:font-name-complex="Times New Roman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language="fr" fo:country="FR" fo:text-shadow="none" style:text-underline-style="none" style:text-underline-mode="continuous" style:text-overline-mode="continuous" style:text-line-through-mode="continuous" style:font-name-complex="Times New Roman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3pt" style:language-asian="ar" style:country-asian="DZ" style:font-style-asian="normal" style:font-weight-asian="normal" style:font-name-complex="Times New Roman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1" style:font-size-asian="12pt" style:language-asian="ar" style:country-asian="DZ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language="fr" fo:country="FR" fo:text-shadow="none" style:text-underline-style="none" style:text-underline-mode="continuous" style:text-overline-mode="continuous" style:text-line-through-mode="continuous" style:font-name-asian="Times New Roman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language="fr" fo:country="FR" fo:text-shadow="none" style:text-underline-style="none" style:text-underline-mode="continuous" style:text-overline-mode="continuous" style:text-line-through-mode="continuous" style:font-name-complex="Times New Roman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language="fr" fo:country="FR" fo:text-shadow="none" style:text-underline-style="none" style:text-underline-mode="continuous" style:text-overline-mode="continuous" style:text-line-through-mode="continuous" style:font-name-complex="Times New Roman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font-name-complex="Times New Roman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4pt" fo:font-weight="normal" fo:font-style="normal" fo:language="fr" fo:country="FR" style:language-asian="ar" style:country-asian="SA" style:font-name-asian="Times New Roman" style:font-size-asian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14pt" fo:font-weight="normal" fo:font-style="normal" fo:language="fr" fo:country="FR" style:language-asian="ar" style:country-asian="SA" style:font-name-asian="Times New Roman" style:font-size-asian="14pt" style:font-weight-asian="normal" style:font-weight-complex="normal" style:font-style-asian="normal" style:font-style-complex="normal" style:text-position="-22% 58%"/>
    </style:style>
    <style:style style:name="T3" style:family="text">
      <style:text-properties style:font-name="Times New Roman" style:font-style-complex="normal" fo:font-size="14pt" fo:font-weight="normal" fo:font-style="normal" style:letter-kerning="true" fo:language="fr" fo:country="FR" style:language-asian="ar" style:country-asian="SA" style:font-name-asian="Times New Roman" style:font-name-complex="Times New Roman" style:font-size-asian="14pt" style:font-weight-asian="normal" style:font-weight-complex="normal" style:font-style-asian="normal" style:use-window-font-color="true"/>
    </style:style>
    <style:style style:name="T4" style:family="text">
      <style:text-properties style:font-name="Times New Roman" style:font-style-complex="normal" fo:font-size="14pt" fo:font-weight="normal" fo:font-style="normal" style:letter-kerning="true" fo:language="fr" fo:country="FR" style:language-asian="ar" style:country-asian="SA" style:font-name-asian="Times New Roman" style:font-name-complex="Times New Roman" style:font-size-asian="14pt" style:font-weight-asian="normal" style:font-weight-complex="normal" style:font-style-asian="normal" style:use-window-font-color="true" style:text-position="-26% 58%"/>
    </style:style>
    <style:style style:name="T5" style:family="text">
      <style:text-properties style:font-style-complex="normal" fo:font-weight="normal" fo:font-style="normal" style:letter-kerning="true" fo:language="fr" fo:country="FR" style:language-asian="ar" style:country-asian="SA" style:font-name-asian="Times New Roman" style:font-name-complex="Times New Roman" style:font-size-asian="14pt" style:font-weight-asian="normal" style:font-weight-complex="normal" style:font-style-asian="normal" style:use-window-font-color="true" style:font-size-complex="14pt"/>
    </style:style>
    <style:style style:name="T6" style:family="text">
      <style:text-properties style:font-name="Times New Roman" style:font-style-complex="normal" style:font-weight-complex="normal" style:font-name-complex="Times New Roman" style:language-asian="zh" style:country-asian="CN" fo:language="fr" fo:country="FR" style:letter-kerning="true" fo:font-size="14pt" style:use-window-font-color="true"/>
    </style:style>
    <style:style style:name="T7" style:family="text">
      <style:text-properties style:font-style-complex="normal" style:font-weight-complex="normal" style:font-name-complex="Times New Roman" fo:language="fr" fo:country="FR" style:letter-kerning="true" style:use-window-font-color="true" fo:font-weight="normal" fo:font-style="normal" style:language-asian="ar" style:country-asian="SA" style:font-name-asian="Times New Roman" style:font-size-asian="14pt" style:font-size-complex="14pt" style:font-weight-asian="normal" style:font-style-asian="normal"/>
    </style:style>
    <style:style style:name="T8" style:family="text">
      <style:text-properties style:language-asian="zh" style:country-asian="CN" fo:language="fr" fo:country="FR" style:letter-kerning="true" fo:font-size="14pt" style:use-window-font-color="true" style:font-name="Times New Roman" style:font-style-complex="normal" style:font-weight-complex="normal" style:font-name-complex="Times New Roman"/>
    </style:style>
    <style:style style:name="T9" style:family="text">
      <style:text-properties fo:language="fr" fo:country="FR" style:letter-kerning="true" fo:font-size="14pt" style:use-window-font-color="true" style:font-name="Times New Roman" style:font-style-complex="normal" style:font-weight-complex="normal" style:font-name-complex="Times New Roman" fo:font-weight="normal" fo:font-style="normal" style:text-position="-26% 58%" style:language-asian="ar" style:country-asian="SA" style:font-name-asian="Times New Roman" style:font-size-asian="14pt" style:font-weight-asian="normal" style:font-style-asian="normal"/>
    </style:style>
    <style:style style:name="T10" style:family="text">
      <style:text-properties fo:language="fr" fo:country="FR" style:letter-kerning="true" fo:font-size="14pt" style:use-window-font-color="true" style:font-name="Times New Roman" style:font-style-complex="normal" style:font-weight-complex="normal" style:font-name-complex="Times New Roman" fo:font-weight="normal" fo:font-style="normal" style:language-asian="ar" style:country-asian="SA" style:font-name-asian="Times New Roman" style:font-size-asian="14pt" style:font-weight-asian="normal" style:font-style-asian="normal"/>
    </style:style>
    <style:style style:name="T11" style:family="text">
      <style:text-properties fo:language="fr" fo:country="FR" style:letter-kerning="true" style:use-window-font-color="true" style:font-style-complex="normal" style:font-weight-complex="normal" style:font-name-complex="Times New Roman" fo:font-weight="normal" fo:font-style="normal" style:language-asian="ar" style:country-asian="SA" style:font-name-asian="Times New Roman" style:font-size-asian="14pt" style:font-weight-asian="normal" style:font-style-asian="normal" style:font-size-complex="14pt"/>
    </style:style>
    <style:style style:name="T12" style:family="text">
      <style:text-properties style:use-window-font-color="true" style:font-name="Times New Roman" fo:font-size="13pt" fo:font-weight="normal" style:letter-kerning="true" fo:language="fr" fo:country="FR" style:language-asian="ar" style:country-asian="DZ" style:font-name-asian="Times New Roman" style:font-name-complex="Times New Roman" style:font-size-asian="13pt" style:font-weight-asian="normal" style:font-weight-complex="normal"/>
    </style:style>
    <style:style style:name="T13" style:family="text">
      <style:text-properties style:use-window-font-color="true" fo:font-weight="normal" style:letter-kerning="true" fo:language="fr" fo:country="FR" style:language-asian="ar" style:country-asian="DZ" style:font-name-asian="Times New Roman" style:font-name-complex="Times New Roman" style:font-size-asian="13pt" style:font-weight-asian="normal" style:font-weight-complex="normal" style:font-size-complex="13pt"/>
    </style:style>
    <style:style style:name="T14" style:family="text">
      <style:text-properties style:language-asian="ar" style:country-asian="SA" style:font-name-asian="Times New Roman" style:font-weight-asian="normal" fo:font-size="12pt" style:font-weight-complex="normal" style:font-style-asian="normal" fo:font-weight="normal" fo:font-style="normal" fo:language="fr" fo:country="FR" style:font-name="Times New Roman" style:use-window-font-color="true" style:font-style-complex="normal" style:font-name-complex="Times New Roman" style:font-size-asian="14pt" style:font-size-complex="14pt"/>
    </style:style>
    <style:style style:name="T15" style:family="text">
      <style:text-properties style:font-name-asian="Times New Roman" fo:font-size="12pt" style:font-weight-complex="normal" fo:language="fr" fo:country="FR" style:font-name="Times New Roman" style:use-window-font-color="true" style:font-style-complex="normal" style:font-size-complex="14pt" style:font-size-asian="12pt"/>
    </style:style>
    <style:style style:name="T16" style:family="text">
      <style:text-properties style:font-name-asian="Times New Roman" style:font-weight-complex="normal" fo:language="fr" fo:country="FR" style:font-name="Times New Roman" style:use-window-font-color="true" style:font-style-complex="normal" style:font-size-asian="12pt" fo:font-size="14pt"/>
    </style:style>
    <style:style style:name="T17" style:family="text">
      <style:text-properties style:font-name-asian="Times New Roman" style:font-weight-complex="normal" fo:language="fr" fo:country="FR" style:font-name="Times New Roman" style:use-window-font-color="true" style:font-style-complex="normal" style:language-asian="ar" style:country-asian="SA" fo:font-weight="normal" fo:font-style="normal" style:font-weight-asian="normal" style:font-style-asian="normal" fo:font-size="12pt" style:font-size-asian="14pt" style:font-size-complex="14pt"/>
    </style:style>
    <style:style style:name="T18" style:family="text">
      <style:text-properties style:font-name-asian="Times New Roman" style:font-weight-complex="normal" fo:language="fr" fo:country="FR" style:font-name="Times New Roman" style:use-window-font-color="true" style:font-style-complex="normal" fo:font-size="14pt" style:text-position="-45% 58%" style:font-size-asian="12pt"/>
    </style:style>
    <style:style style:name="T19" style:family="text">
      <style:text-properties style:font-name-asian="Times New Roman" style:font-weight-complex="normal" fo:language="fr" fo:country="FR" style:font-name="Times New Roman" style:use-window-font-color="true" style:font-style-complex="normal" style:text-position="-45% 58%" fo:font-size="12pt" fo:font-weight="normal" style:font-weight-asian="normal" style:font-size-complex="14pt" style:font-size-asian="14pt" style:language-asian="ar" style:country-asian="SA" fo:font-style="normal" style:font-style-asian="normal"/>
    </style:style>
    <style:style style:name="T20" style:family="text">
      <style:text-properties style:font-name-asian="Times New Roman" style:font-weight-complex="normal" fo:language="fr" fo:country="FR" style:font-name="Times New Roman" style:use-window-font-color="true" style:font-style-complex="normal" fo:font-size="12pt" style:font-size-complex="14pt" style:font-name-complex="Times New Roman" style:font-size-asian="12pt"/>
    </style:style>
    <style:style style:name="T21" style:family="text">
      <style:text-properties style:use-window-font-color="true" fo:language="fr" fo:country="FR" style:font-name-complex="Times New Roman" style:font-size-complex="14pt" style:font-weight-complex="normal" style:font-style-complex="normal"/>
    </style:style>
    <style:style style:name="T22" style:family="text">
      <style:text-properties style:use-window-font-color="true" fo:language="fr" fo:country="FR" style:font-name-complex="Times New Roman" style:font-weight-complex="normal" style:font-style-complex="normal" fo:font-size="14pt" style:font-size-complex="12pt"/>
    </style:style>
    <style:style style:name="T23" style:family="text">
      <style:text-properties style:use-window-font-color="true" fo:language="fr" fo:country="FR" style:font-name-complex="Times New Roman" style:font-weight-complex="normal" style:font-style-complex="normal" fo:font-weight="normal" style:font-size-asian="14pt" style:font-weight-asian="normal" fo:font-style="normal" style:font-size-complex="14pt" style:language-asian="ar" style:country-asian="SA" style:font-name-asian="Times New Roman" style:font-style-asian="normal"/>
    </style:style>
    <style:style style:name="T24" style:family="text">
      <style:text-properties style:use-window-font-color="true" fo:language="fr" fo:country="FR" style:font-name-complex="Times New Roman" style:font-weight-complex="normal" style:font-style-complex="normal" fo:font-size="14pt" style:text-position="-26% 58%" style:font-size-complex="12pt"/>
    </style:style>
    <style:style style:name="T25" style:family="text">
      <style:text-properties style:use-window-font-color="true" fo:language="fr" fo:country="FR" style:font-name-complex="Times New Roman" style:font-weight-complex="normal" style:font-style-complex="normal" style:text-position="-26% 58%" fo:font-weight="normal" fo:font-style="normal" style:language-asian="ar" style:country-asian="SA" style:font-name-asian="Times New Roman" style:font-size-asian="14pt" style:font-size-complex="14pt" style:font-weight-asian="normal" style:font-style-asian="normal"/>
    </style:style>
    <style:style style:name="T26" style:family="text">
      <style:text-properties style:use-window-font-color="true" fo:language="fr" fo:country="FR" style:font-name-complex="Times New Roman" style:font-weight-complex="normal" style:font-style-complex="normal" style:font-size-complex="14pt"/>
    </style:style>
    <style:style style:name="T27" style:family="text">
      <style:text-properties style:font-weight-complex="normal" style:font-size-complex="14pt" style:font-name-complex="Times New Roman" fo:language="fr" fo:country="FR" style:use-window-font-color="true" style:font-style-complex="normal"/>
    </style:style>
    <style:style style:name="T28" style:family="text">
      <style:text-properties style:font-weight-complex="normal" style:font-name-complex="Times New Roman" fo:language="fr" fo:country="FR" style:use-window-font-color="true" style:font-style-complex="normal" fo:font-size="14pt" style:font-size-complex="12pt"/>
    </style:style>
    <style:style style:name="T29" style:family="text">
      <style:text-properties style:font-weight-complex="normal" style:font-name-complex="Times New Roman" fo:language="fr" fo:country="FR" style:use-window-font-color="true" style:font-style-complex="normal" fo:font-weight="normal" style:font-name-asian="Times New Roman" style:language-asian="ar" style:country-asian="SA" style:font-size-complex="14pt" style:font-style-asian="normal" style:font-size-asian="14pt" fo:font-style="normal" style:font-weight-asian="normal"/>
    </style:style>
    <style:style style:name="T30" style:family="text">
      <style:text-properties style:font-weight-complex="normal" style:font-name-complex="Times New Roman" fo:language="fr" fo:country="FR" style:use-window-font-color="true" style:font-style-complex="normal" style:font-size-complex="12pt" fo:font-size="14pt" style:text-position="-26% 58%"/>
    </style:style>
    <style:style style:name="T31" style:family="text">
      <style:text-properties style:font-weight-complex="normal" style:font-name-complex="Times New Roman" fo:language="fr" fo:country="FR" style:use-window-font-color="true" style:font-style-complex="normal" style:text-position="-26% 58%" fo:font-weight="normal" fo:font-style="normal" style:font-size-complex="14pt" style:font-size-asian="14pt" style:font-name-asian="Times New Roman" style:language-asian="ar" style:country-asian="SA" style:font-style-asian="normal" style:font-weight-asian="normal"/>
    </style:style>
    <style:style style:name="T32" style:family="text">
      <style:text-properties style:font-weight-complex="normal" style:font-name-complex="Times New Roman" fo:language="fr" fo:country="FR" style:use-window-font-color="true" style:font-style-complex="normal" style:font-size-complex="14pt"/>
    </style:style>
    <style:style style:name="T33" style:family="text">
      <style:text-properties style:font-weight-complex="normal" style:font-name-complex="Times New Roman" fo:language="fr" fo:country="FR" style:use-window-font-color="true" style:font-style-complex="normal" fo:font-weight="normal" fo:font-style="normal" style:language-asian="ar" style:country-asian="SA" style:font-name-asian="Times New Roman" style:font-size-asian="14pt" style:font-size-complex="14pt" style:font-weight-asian="normal" style:font-style-asian="normal"/>
    </style:style>
    <style:style style:name="T34" style:family="text">
      <style:text-properties style:use-window-font-color="true" fo:language="fr" fo:country="FR" style:font-name-complex="Times New Roman" style:font-weight-complex="normal" style:font-style-complex="normal" fo:font-weight="normal" fo:font-style="normal" style:font-size-asian="14pt" style:font-weight-asian="normal" style:font-name-asian="Times New Roman" style:font-style-asian="normal" style:language-asian="ar" style:country-asian="SA" style:font-size-complex="14pt"/>
    </style:style>
    <style:style style:name="T35" style:family="text">
      <style:text-properties style:use-window-font-color="true" fo:language="fr" fo:country="FR" style:font-name-complex="Times New Roman" style:font-weight-complex="normal" style:font-style-complex="normal" style:text-position="-26% 58%" style:font-style-asian="normal" fo:font-weight="normal" style:language-asian="ar" style:country-asian="SA" style:font-name-asian="Times New Roman" style:font-size-asian="14pt" style:font-size-complex="14pt" style:font-weight-asian="normal" fo:font-style="normal"/>
    </style:style>
    <style:style style:name="T36" style:family="text">
      <style:text-properties style:font-style-complex="normal" style:use-window-font-color="true" style:font-style-asian="normal" style:font-weight-complex="normal" style:font-weight-asian="normal" style:font-size-complex="14pt" style:font-size-asian="14pt" style:font-name-complex="Times New Roman" style:font-name-asian="Times New Roman" style:language-asian="ar" style:country-asian="SA" fo:language="fr" fo:country="FR" style:letter-kerning="true" fo:font-style="normal" fo:font-weight="normal"/>
    </style:style>
    <style:style style:name="T37" style:family="text">
      <style:text-properties style:font-style-complex="normal" style:use-window-font-color="true" style:font-weight-complex="normal" style:font-name-complex="Times New Roman" fo:language="fr" fo:country="FR" style:letter-kerning="true" style:font-name="Times New Roman" fo:font-size="14pt" style:language-asian="ar" style:country-asian="DZ" style:font-name-asian="WenQuanYi Micro Hei" style:font-size-asian="12pt"/>
    </style:style>
    <style:style style:name="T38" style:family="text">
      <style:text-properties fo:language="fr" fo:country="FR" style:language-asian="zh" style:country-asian="CN" style:font-name-complex="Times New Roman" style:font-size-complex="14pt" style:font-weight-complex="normal" style:font-style-complex="normal" style:use-window-font-color="true" style:letter-kerning="true"/>
    </style:style>
    <style:style style:name="T39" style:family="text">
      <style:text-properties fo:language="fr" fo:country="FR" style:language-asian="zh" style:country-asian="CN" style:font-name-complex="Times New Roman" style:font-weight-complex="normal" style:font-style-complex="normal" style:use-window-font-color="true" style:letter-kerning="true" fo:font-size="14pt" style:font-name="Times New Roman"/>
    </style:style>
    <style:style style:name="T40" style:family="text">
      <style:text-properties fo:language="fr" fo:country="FR" style:font-name-complex="Times New Roman" style:font-weight-complex="normal" style:font-style-complex="normal" style:use-window-font-color="true" style:letter-kerning="true" fo:font-weight="normal" fo:font-style="normal" style:language-asian="ar" style:country-asian="SA" style:font-name-asian="Times New Roman" style:font-size-asian="14pt" style:font-size-complex="14pt" style:font-weight-asian="normal" style:font-style-asian="normal"/>
    </style:style>
    <style:style style:name="T41" style:family="text">
      <style:text-properties fo:language="fr" fo:country="FR" style:font-name-complex="Times New Roman" style:font-weight-complex="normal" style:font-style-complex="normal" style:use-window-font-color="true" style:letter-kerning="true" style:font-size-complex="14pt" style:language-asian="zh" style:country-asian="CN"/>
    </style:style>
    <style:style style:name="T42" style:family="text">
      <style:text-properties style:font-name="Times New Roman" style:font-style-complex="normal" style:use-window-font-color="true" style:font-weight-complex="normal" style:font-name-complex="Times New Roman" style:language-asian="zh" style:country-asian="CN" fo:language="fr" fo:country="FR" style:letter-kerning="true" fo:font-size="14pt"/>
    </style:style>
    <style:style style:name="T43" style:family="text">
      <style:text-properties style:font-style-complex="normal" style:use-window-font-color="true" style:font-weight-complex="normal" style:font-name-complex="Times New Roman" fo:language="fr" fo:country="FR" style:letter-kerning="true" style:font-weight-asian="normal" style:font-style-asian="normal" style:font-size-complex="14pt" style:font-name-asian="Times New Roman" fo:font-weight="normal" fo:font-style="normal" style:font-size-asian="14pt" style:language-asian="ar" style:country-asian="SA"/>
    </style:style>
    <style:style style:name="T44" style:family="text">
      <style:text-properties style:font-style-complex="normal" style:use-window-font-color="true" style:font-weight-complex="normal" style:font-name-complex="Times New Roman" fo:language="fr" fo:country="FR" style:letter-kerning="true" style:font-size-complex="14pt" style:language-asian="zh" style:country-asian="CN"/>
    </style:style>
    <style:style style:name="T45" style:family="text">
      <style:text-properties style:font-style-complex="normal" style:use-window-font-color="true" style:font-weight-complex="normal" style:font-name-complex="Times New Roman" fo:language="fr" fo:country="FR" style:letter-kerning="true" style:language-asian="zh" style:country-asian="CN" style:font-name="Times New Roman" fo:font-size="14pt"/>
    </style:style>
    <style:style style:name="T46" style:family="text">
      <style:text-properties style:font-style-complex="normal" style:use-window-font-color="true" style:font-weight-complex="normal" style:font-name-complex="Times New Roman" fo:language="fr" fo:country="FR" style:letter-kerning="true" fo:font-weight="normal" fo:font-style="normal" style:language-asian="ar" style:country-asian="SA" style:font-name-asian="Times New Roman" style:font-size-asian="14pt" style:font-size-complex="14pt" style:font-weight-asian="normal" style:font-style-asian="normal"/>
    </style:style>
    <style:style style:name="T47" style:family="text">
      <style:text-properties style:use-window-font-color="true" style:font-name="Times New Roman" fo:font-size="13pt" style:letter-kerning="true" fo:language="fr" fo:country="FR" style:language-asian="zh" style:country-asian="CN" style:font-name-complex="Times New Roman" style:font-weight-complex="normal"/>
    </style:style>
    <style:style style:name="T48" style:family="text">
      <style:text-properties style:use-window-font-color="true" style:font-name="Times New Roman" fo:font-size="13pt" style:letter-kerning="true" fo:language="fr" fo:country="FR" style:language-asian="zh" style:country-asian="CN" style:font-name-complex="Times New Roman" style:font-weight-complex="normal" fo:font-weight="normal" style:font-name-asian="Times New Roman" style:font-size-asian="13pt" style:font-weight-asian="normal"/>
    </style:style>
    <style:style style:name="T49" style:family="text">
      <style:text-properties style:use-window-font-color="true" style:letter-kerning="true" fo:language="fr" fo:country="FR" style:language-asian="zh" style:country-asian="CN" style:font-name-complex="Times New Roman" style:font-weight-complex="normal" fo:font-weight="normal" style:font-name-asian="Times New Roman" style:font-size-asian="13pt" style:font-weight-asian="normal" style:font-size-complex="13pt"/>
    </style:style>
    <style:style style:name="T50" style:family="text">
      <style:text-properties style:use-window-font-color="true" style:letter-kerning="true" fo:language="fr" fo:country="FR" style:language-asian="zh" style:country-asian="CN" style:font-name-complex="Times New Roman" style:font-weight-complex="normal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esc</text:p>
          </table:table-cell>
          <table:table-cell table:style-name="Default" office:value-type="string" calcext:value-type="string">
            <text:p>arabic</text:p>
          </table:table-cell>
          <table:table-cell office:value-type="string" calcext:value-type="string">
            <text:p>minterm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 ( A , B , C, D ) = 1 si au plus une des variables A, B, C prend la valeur 0</text:p>
          </table:table-cell>
          <table:table-cell table:style-name="ce7" office:value-type="string" calcext:value-type="string">
            <text:p>f ( A , B , C, D ) = 1 إذا كان <text:s/>متغير واحد على الأكثر من a,b,c يساوي 0</text:p>
          </table:table-cell>
          <table:table-cell office:value-type="string" calcext:value-type="string">
            <text:p>6,7,10,11,12,13,14,1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 ( A , B , C, D ) = 1 si exactement une des variables A, B, C prend la valeur 1</text:p>
          </table:table-cell>
          <table:table-cell table:style-name="ce7" office:value-type="string" calcext:value-type="string">
            <text:p>f ( A , B , C, D ) = 1 إذا كان متغير واحد فقط من <text:s/>a,b,c يساوي <text:s/>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 ( A , B , C, D ) = 1 si au moins l'une des variables A, B, C prend la valeur 0</text:p>
          </table:table-cell>
          <table:table-cell table:style-name="ce7" office:value-type="string" calcext:value-type="string">
            <text:p>f ( A , B , C, D ) = 1 إذا كان متغير واحد على الأقل من <text:s/>a,b,c يساوي <text:s/>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 ( A , B , C, D ) = 1 si exactement deux des variables A, B, C prennent la valeur 1</text:p>
          </table:table-cell>
          <table:table-cell table:style-name="ce7" office:value-type="string" calcext:value-type="string">
            <text:p>f ( A , B , C, D ) = 1 إذا كان متغيريان اثنان فقط من <text:s/>a,b,c يساويان <text:s/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 ( A , B , C, D ) = 1 si au moins deux des variables A, B, C prennent la valeur 0</text:p>
          </table:table-cell>
          <table:table-cell table:style-name="ce7" office:value-type="string" calcext:value-type="string">
            <text:p>f ( A , B , C, D ) = 1 إذا كان متغيريان اثنان على الأقل من <text:s/>a,b,c يساويان <text:s/>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 ( A , B , C, D ) = 1 si les variables A, B, C prennent la valeur 1</text:p>
          </table:table-cell>
          <table:table-cell table:style-name="ce7" office:value-type="string" calcext:value-type="string">
            <text:p>f ( A , B , C, D ) = 1 إذا كان المتغيرات <text:s/>a,b,c تساوي <text:s/>1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 1 = XY + YZ + XZ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F 2 = X + YZ + Y’ Z’ T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 3 = ( X + Y )( X’ + Y + Z )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 4 = ( X’ + Z’ )( X + T’ + Z ) Y Z’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F 5 = ( X’ Y + XY’ ) Z + ( X’ Y’ + XY ) Z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 6 = X’ + YZ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 7 = X’ Y’ Z + X Y’ Z + X Y’ Z’ + XY Z’ + XYZ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 8 = ( X’ + Y’ + Z )( X + Y’ + Z )( X + Y’ + Z’ )( X + Y + Z’)( X + Y + Z )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f(a, b, c) = 1 si le nombre (abc)</text:span><text:span text:style-name="T2">2 </text:span><text:span text:style-name="T1">est impair</text:span></text:p>
          </table:table-cell>
          <table:table-cell table:style-name="ce8" office:value-type="string" calcext:value-type="string">
            <text:p><text:span text:style-name="T14">إذا كان العدد </text:span><text:span text:style-name="T15">(</text:span><text:span text:style-name="T16">abcd</text:span><text:span text:style-name="T17">)</text:span><text:span text:style-name="T18">2</text:span><text:span text:style-name="T19">  </text:span><text:span text:style-name="T20">فرديا</text:span></text:p>
          </table:table-cell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<text:span text:style-name="T1">f(a, b, c, d) = 1 si le nombre (abcd)</text:span><text:span text:style-name="T2">2 </text:span><text:span text:style-name="T1">est premier</text:span></text:p>
          </table:table-cell>
          <table:table-cell table:style-name="ce9" office:value-type="string" calcext:value-type="string">
            <text:p><text:span text:style-name="T21">إذا كان العدد (</text:span><text:span text:style-name="T22">abcd</text:span><text:span text:style-name="T23">)</text:span><text:span text:style-name="T24">2</text:span><text:span text:style-name="T25">  </text:span><text:span text:style-name="T26">أوليا </text:span></text:p>
          </table:table-cell>
          <table:table-cell table:number-columns-repeated="2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<text:span text:style-name="T1">f(a, b, c, d) = 1 si le nombre (abcd)</text:span><text:span text:style-name="T2">2 </text:span><text:span text:style-name="T1">est multiple de 3</text:span></text:p>
          </table:table-cell>
          <table:table-cell table:style-name="ce9" office:value-type="string" calcext:value-type="string">
            <text:p><text:span text:style-name="T27">إذا كان العدد (</text:span><text:span text:style-name="T28">abcd</text:span><text:span text:style-name="T29">)</text:span><text:span text:style-name="T30">2</text:span><text:span text:style-name="T31">  </text:span><text:span text:style-name="T32">مضاعفا لـ</text:span><text:span text:style-name="T28">3</text:span><text:span text:style-name="T33"> </text:span></text:p>
          </table:table-cell>
          <table:table-cell table:number-columns-repeated="2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<text:span text:style-name="T1">f(a, b, c, d) = 1 si le nombre (abcd)</text:span><text:span text:style-name="T2">2 </text:span><text:span text:style-name="T1">est supérieur à 10</text:span></text:p>
          </table:table-cell>
          <table:table-cell table:style-name="ce9" office:value-type="string" calcext:value-type="string">
            <text:p><text:span text:style-name="T21">إذا كان العدد (</text:span><text:span text:style-name="T22">abcd</text:span><text:span text:style-name="T34">)</text:span><text:span text:style-name="T24">2</text:span><text:span text:style-name="T35">  </text:span><text:span text:style-name="T26">أكبر من </text:span><text:span text:style-name="T22">10</text:span></text:p>
          </table:table-cell>
          <table:table-cell table:number-columns-repeated="2"/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<text:span text:style-name="T3">f(a, b, c, d) = 1 si le nombre (abcd)</text:span><text:span text:style-name="T4">2</text:span><text:span text:style-name="T3"> est multiple de 2 ou bien multiple de 3</text:span><text:span text:style-name="T5">.</text:span></text:p>
          </table:table-cell>
          <table:table-cell table:style-name="ce10" office:value-type="string" calcext:value-type="string">
            <text:p><text:span text:style-name="T36">إذا كان العدد مضاعفا لاثنين أو مضاعفا ل</text:span><text:span text:style-name="T37">3</text:span></text:p>
          </table:table-cell>
          <table:table-cell table:number-columns-repeated="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<text:span text:style-name="T6">f(a, b, c, d) = 1 si le nombre de bits à 0 est  supérieur ou égale au nombre de bits à 1</text:span><text:span text:style-name="T7"> </text:span></text:p>
          </table:table-cell>
          <table:table-cell table:style-name="ce10" office:value-type="string" calcext:value-type="string">
            <text:p><text:span text:style-name="T38"> </text:span><text:span text:style-name="T39">f(a,b,c,d) = 1</text:span><text:span text:style-name="T40">  </text:span><text:span text:style-name="T41">إذا كان عدد الأصفار أكبر أو يساوي  عدد أرقام الواحد </text:span></text:p>
          </table:table-cell>
          <table:table-cell table:number-columns-repeated="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<text:span text:style-name="T6">f(A, B, C, D) = 1 si A&gt;=C et B&lt;=D</text:span><text:span text:style-name="T7"> </text:span></text:p>
          </table:table-cell>
          <table:table-cell table:style-name="ce5" office:value-type="string" calcext:value-type="string">
            <text:p><text:span text:style-name="T6">f(A, B, C, D) = 1 إذا كان si A&gt;=C و B&lt;=D</text:span><text:span text:style-name="T7"> </text:span></text:p>
          </table:table-cell>
          <table:table-cell table:number-columns-repeated="2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<text:span text:style-name="T8">f(a, b, c, d) = 1  si le nombre  3&lt;= (abcd)</text:span><text:span text:style-name="T9">2 </text:span><text:span text:style-name="T10">≤ 12</text:span><text:span text:style-name="T11">.</text:span></text:p>
          </table:table-cell>
          <table:table-cell table:style-name="ce11"/>
          <table:table-cell table:number-columns-repeated="2"/>
        </table:table-row>
        <table:table-row table:style-name="ro7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<text:span text:style-name="T6">f(a, b, c, d) = 1 si un bit à  1 est entre deux bits à 0, ou bien un bit à 0 est entre deux bits à 1</text:span><text:span text:style-name="T7">.</text:span></text:p>
          </table:table-cell>
          <table:table-cell table:style-name="ce10" office:value-type="string" calcext:value-type="string">
            <text:p><text:span text:style-name="T42">f(a,b,c,d) = 1</text:span><text:span text:style-name="T43">  </text:span><text:span text:style-name="T44">إذا وُجد </text:span><text:span text:style-name="T45">1</text:span><text:span text:style-name="T46"> </text:span><text:span text:style-name="T44">بين  صفرين  أو وجد صفر بين  واحدين</text:span>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<text:span text:style-name="T12">F1(a,b,c,d) = 1 si au moins deux bits à 1 sont consécutifs</text:span><text:span text:style-name="T13"> </text:span></text:p>
          </table:table-cell>
          <table:table-cell table:style-name="ce12" office:value-type="string" calcext:value-type="string">
            <text:p><text:span text:style-name="T47">F</text:span><text:span text:style-name="T48">1(a,b,c,d) = 1</text:span><text:span text:style-name="T49">  </text:span><text:span text:style-name="T50">إذا وجد على الأقل واحدين متتابعين.</text:span></text:p>
          </table:table-cell>
          <table:table-cell table:number-columns-repeated="2"/>
        </table:table-row>
        <table:table-row table:style-name="ro8">
          <table:table-cell/>
          <table:table-cell table:style-name="Default"/>
          <table:table-cell table:style-name="ce11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Micro Hei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ouki</meta:initial-creator>
    <meta:creation-date>2019-05-12T17:18:32.439355420</meta:creation-date>
    <dc:date>2019-05-12T17:53:24.240103643</dc:date>
    <dc:creator>zerrouki</dc:creator>
    <meta:editing-duration>PT21M49S</meta:editing-duration>
    <meta:editing-cycles>8</meta:editing-cycles>
    <meta:generator>LibreOffice/6.2.3.2$Linux_X86_64 LibreOffice_project/20$Build-2</meta:generator>
    <meta:document-statistic meta:table-count="1" meta:cell-count="76" meta:object-count="0"/>
  </office:meta>
</office:document-meta>
</file>